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style:text-underline-type="single" style:text-underline-style="solid" style:text-underline-width="auto" style:text-underline-mode="continuous"/>
    </style:style>
    <style:style style:name="T2"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3" style:parent-style-name="Policepardéfaut" style:family="text">
      <style:text-properties fo:color="#FF0000"/>
    </style:style>
    <style:style style:name="T4"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5"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6"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7" style:parent-style-name="Policepardéfaut" style:family="text">
      <style:text-properties fo:color="#FF0000"/>
    </style:style>
    <style:style style:name="T8"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9" style:parent-style-name="Policepardéfaut" style:family="text">
      <style:text-properties fo:color="#FF0000"/>
    </style:style>
    <style:style style:name="P10"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16"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17"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18"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19"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20"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T21" style:parent-style-name="Policepardéfaut" style:family="text">
      <style:text-properties fo:font-weight="bold" style:font-weight-asian="bold" style:font-weight-complex="bold" fo:color="#4472C4" fo:font-size="12pt" style:font-size-asian="12pt" style:font-size-complex="12pt" style:text-underline-type="single" style:text-underline-style="solid" style:text-underline-width="auto" style:text-underline-mode="continuous"/>
    </style:style>
    <style:style style:name="T22" style:parent-style-name="Policepardéfaut" style:family="text">
      <style:text-properties fo:color="#4472C4"/>
    </style:style>
    <style:style style:name="T23" style:parent-style-name="Policepardéfaut" style:family="text">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T24" style:parent-style-name="Policepardéfaut" style:family="text">
      <style:text-properties fo:color="#4472C4"/>
    </style:style>
    <style:style style:name="P25" style:parent-style-name="Titre1" style:family="paragraph">
      <style:text-properties style:text-underline-type="single" style:text-underline-style="solid" style:text-underline-width="auto" style:text-underline-mode="continuous"/>
    </style:style>
    <style:style style:name="P26"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27" style:parent-style-name="Normal" style:family="paragraph">
      <style:text-properties fo:color="#FF0000"/>
    </style:style>
    <style:style style:name="P28" style:parent-style-name="Normal" style:family="paragraph">
      <style:text-properties fo:color="#FF0000"/>
    </style:style>
    <style:style style:name="P29"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30" style:parent-style-name="Normal" style:family="paragraph">
      <style:text-properties fo:color="#FF0000"/>
    </style:style>
    <style:style style:name="P31" style:parent-style-name="Normal" style:family="paragraph">
      <style:text-properties fo:color="#FF0000"/>
    </style:style>
    <style:style style:name="P32"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33" style:parent-style-name="Normal" style:family="paragraph">
      <style:text-properties fo:color="#FF0000"/>
    </style:style>
    <style:style style:name="T34" style:parent-style-name="Policepardéfaut" style:family="text">
      <style:text-properties fo:color="#FF0000"/>
    </style:style>
    <style:style style:name="P35"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36" style:parent-style-name="Normal" style:family="paragraph">
      <style:text-properties fo:color="#FF0000"/>
    </style:style>
    <style:style style:name="P37"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38" style:parent-style-name="Normal" style:family="paragraph">
      <style:text-properties fo:color="#FF0000"/>
    </style:style>
    <style:style style:name="P39" style:parent-style-name="Normal" style:family="paragraph">
      <style:text-properties fo:color="#FF0000"/>
    </style:style>
    <style:style style:name="P40"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41" style:parent-style-name="Normal" style:family="paragraph">
      <style:text-properties fo:color="#FF0000"/>
    </style:style>
    <style:style style:name="P42"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43" style:parent-style-name="Normal" style:family="paragraph">
      <style:text-properties fo:color="#FF0000"/>
    </style:style>
    <style:style style:name="P44" style:parent-style-name="Normal" style:family="paragraph">
      <style:text-properties fo:color="#FF0000"/>
    </style:style>
    <style:style style:name="P45"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46" style:parent-style-name="Normal" style:family="paragraph">
      <style:text-properties fo:color="#FF0000"/>
    </style:style>
    <style:style style:name="P47"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48" style:parent-style-name="Normal" style:family="paragraph">
      <style:text-properties fo:color="#FF0000"/>
    </style:style>
    <style:style style:name="P49"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50"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51" style:parent-style-name="Normal" style:family="paragraph">
      <style:text-properties fo:color="#FF0000"/>
    </style:style>
    <style:style style:name="P52" style:parent-style-name="Normal" style:family="paragraph">
      <style:text-properties fo:color="#FF0000"/>
    </style:style>
    <style:style style:name="P53"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T54" style:parent-style-name="Policepardéfaut" style:family="text">
      <style:text-properties fo:color="#4472C4" fo:font-size="12pt" style:font-size-asian="12pt" style:font-size-complex="12pt" style:text-underline-type="single" style:text-underline-style="solid" style:text-underline-width="auto" style:text-underline-mode="continuous"/>
    </style:style>
    <style:style style:name="T55" style:parent-style-name="Policepardéfaut" style:family="text">
      <style:text-properties fo:color="#4472C4"/>
    </style:style>
    <style:style style:name="T56" style:parent-style-name="Policepardéfaut" style:family="text">
      <style:text-properties fo:color="#FF0000"/>
    </style:style>
    <style:style style:name="T57" style:parent-style-name="Policepardéfaut" style:family="text">
      <style:text-properties fo:color="#4472C4" fo:font-size="12pt" style:font-size-asian="12pt" style:font-size-complex="12pt" style:text-underline-type="single" style:text-underline-style="solid" style:text-underline-width="auto" style:text-underline-mode="continuous"/>
    </style:style>
    <style:style style:name="T58" style:parent-style-name="Policepardéfaut" style:family="text">
      <style:text-properties fo:color="#4472C4"/>
    </style:style>
    <style:style style:name="T59" style:parent-style-name="Policepardéfaut" style:family="text">
      <style:text-properties fo:color="#FF0000"/>
    </style:style>
    <style:style style:name="P60" style:parent-style-name="Normal" style:family="paragraph">
      <style:text-properties fo:color="#FF0000"/>
    </style:style>
    <style:style style:name="P61" style:parent-style-name="Normal" style:family="paragraph">
      <style:text-properties fo:font-weight="bold" style:font-weight-asian="bold" style:font-weight-complex="bold" fo:color="#4472C4" fo:font-size="13pt" style:font-size-asian="13pt" style:font-size-complex="13pt" style:text-underline-type="single" style:text-underline-style="solid" style:text-underline-width="auto" style:text-underline-mode="continuous"/>
    </style:style>
    <style:style style:name="P62" style:parent-style-name="Normal" style:family="paragraph">
      <style:text-properties fo:color="#FF0000"/>
    </style:style>
    <style:style style:name="P63" style:parent-style-name="Normal" style:family="paragraph">
      <style:text-properties fo:color="#FF0000"/>
    </style:style>
    <style:style style:name="P64" style:parent-style-name="Normal" style:family="paragraph">
      <style:text-properties fo:color="#FF0000"/>
    </style:style>
    <style:style style:name="P65" style:parent-style-name="Titre1" style:family="paragraph">
      <style:text-properties style:text-underline-type="single" style:text-underline-style="solid" style:text-underline-width="auto" style:text-underline-mode="continuous"/>
    </style:style>
    <style:style style:name="P66" style:parent-style-name="Paragraphedeliste" style:family="paragraph"/>
  </office:automatic-styles>
  <office:body>
    <office:text text:use-soft-page-breaks="true">
      <text:h text:style-name="P1" text:outline-level="1">Synthèse labo 1 VM et Paramètres Réseaux</text:h>
      <text:p text:style-name="Normal"/>
      <text:p text:style-name="Normal"><text:span text:style-name="T2">Virtualiser</text:span><text:span text:style-name="T3"> </text:span>: signifie mettre en marche, à partir d'une même machine physique hôte, une ou plusieurs machines dites virtuelles. L'outil permettant le lien entre la machine hôte et le/les système(s) d'exploitation se nomme l'hyperviseur.</text:p>
      <text:p text:style-name="Normal"><text:span text:style-name="T4">Nat :</text:span><text:s/>votre VM accède à Internet, via la même connexion que l'hôte physique, sans pour autant obtenir une adresse IP sur votre réseau local.</text:p>
      <text:p text:style-name="Normal"><text:span text:style-name="T5">Bridge :</text:span><text:s/>la machine virtuelle aura un accès à votre réseau, au même titre que votre ordinateur physique. De ce fait, si elle est configurée en DHCP, elle va solliciter le serveur DHCP de votre réseau local pour obtenir une adresse IP et accéder au réseau local.</text:p>
      <text:p text:style-name="Normal">Avec un accès par pont, la VM pourra contacter les autres machines connectées au réseau et elle pourra être contactée par les autres machines de ce réseau, contrairement au mode NAT où ce n'était pas possible (à moins de créer une ou plusieurs règles de redirection de ports).</text:p>
      <text:p text:style-name="Normal"><text:span text:style-name="T6">Réseau interne :</text:span><text:span text:style-name="T7"><text:s/></text:span>Le mode d'accès "réseau interne" va permettre de créer un réseau virtuel isolé, où les communications seront possibles uniquement entre les machines virtuelles connectées sur un même réseau interne. De ce fait, une VM connectée à un réseau interne ne peut pas communiquer avec l'hôte physique VirtualBox, ni avec le reste du réseau où est connecté cet hôte physique, ni même avec Internet. Ce mode d'accès réseau est intéressant pour reproduire un vrai réseau puisque l'on isole totalement ce réseau virtuel des autres réseaux.</text:p>
      <text:p text:style-name="Normal"><text:span text:style-name="T8">Réseau privé hôte :</text:span><text:span text:style-name="T9"><text:s/></text:span>Une VM connectée en mode "réseau privé hôte" peut contacter l'hôte physique où est installé VirtualBox et elle peut contacter également contacter les autres machines virtuelles connectées sur ce même réseau "Host-only". Cependant, la machine virtuelle ne peut pas accéder à votre réseau local, ni même à Internet.</text:p>
      <text:p text:style-name="Normal"/>
      <text:p text:style-name="P10">Avantages de la virtualisation :</text:p>
      <text:list text:style-name="LFO1" text:continue-numbering="true">
        <text:list-item>
          <text:p text:style-name="P11">Consolidation d’infrastructure</text:p>
        </text:list-item>
        <text:list-item>
          <text:p text:style-name="P12">Facilité d’installation, importation et exportation des machines virtuelles d’une machine physique à une autre</text:p>
        </text:list-item>
        <text:list-item>
          <text:p text:style-name="P13">Création d’environnement de test et de développement</text:p>
        </text:list-item>
        <text:list-item>
          <text:p text:style-name="P14">Economie sur le matériel (consommation électrique, entretien physique)</text:p>
        </text:list-item>
      </text:list>
      <text:p text:style-name="P15">Inconvénient :</text:p>
      <text:p text:style-name="Normal">En cas de panne d’un serveur hôte, l’ensemble des machines virtuelles réliées au serveur seront affectés.</text:p>
      <text:p text:style-name="Normal"/>
      <text:p text:style-name="P16"/>
      <text:p text:style-name="P17"/>
      <text:p text:style-name="P18"/>
      <text:soft-page-break/>
      <text:p text:style-name="P19">Hyperviseur Type 1 et Type 2 :</text:p>
      <text:p text:style-name="P20"/>
      <text:p text:style-name="Normal"><text:span text:style-name="T21">Type 1 :</text:span><text:span text:style-name="T22"><text:s/></text:span>Un hyperviseur de type 1, illustré à la figure 1, s'exécute sur le matériel, il s'agit d'un système très léger et optimisé pour la gestion de machines virtuelles. Ce type d'hyperviseur est principalement utilisé dans les environnements de production.<text:s/></text:p>
      <text:p text:style-name="Normal"/>
      <text:p text:style-name="Normal"><text:span text:style-name="T23">Type 2 :</text:span><text:span text:style-name="T24"><text:s/></text:span>Un hyperviseur de type 2, illustré à la figure 2, correspond à un logiciel tournant sur l'OS hôte. Cela est comparable à une simple application s'exécutant dans un contexte qui n'est forcément dédié à l'hyperviseur. Oracle VM Virtual Box est un hyperviseur de type 2. Ce type d'hyperviseur est principalement utilisé dans les environnements de test. <text:s/><text:tab/></text:p>
      <text:p text:style-name="Normal"/>
      <text:h text:style-name="P25" text:outline-level="1">Les différents paramètres réseaux d’un hôte</text:h>
      <text:p text:style-name="Normal"/>
      <text:p text:style-name="P26">• Adresse IP statique</text:p>
      <text:p text:style-name="P27">Une adresse logique IP (V4) qui est fixe. Peut être fournie par un</text:p>
      <text:p text:style-name="P28">FAI éventuellement. Répartie sur 4 octets</text:p>
      <text:p text:style-name="P29">• Masque de sous réseau</text:p>
      <text:p text:style-name="P30">Masque binaire pour une adresse IP permettant de séparer la partie réseau de la</text:p>
      <text:p text:style-name="P31">partie hôte</text:p>
      <text:p text:style-name="P32">• Adresse IP dynamique</text:p>
      <text:p text:style-name="P33">Adresse IP reçue dynamiquement via un serveur extérieur et renouvelée à</text:p>
      <text:p text:style-name="Normal"><text:span text:style-name="T34">intervalles réguliers</text:span></text:p>
      <text:p text:style-name="P35">• Adresses IP supplémentaires</text:p>
      <text:p text:style-name="P36">Adresse IP qu'une interface utilise en plus de celle de base</text:p>
      <text:p text:style-name="P37">• Serveur DNS</text:p>
      <text:p text:style-name="P38">Adresse IP Serveur qui permet de faire le lien entre adresse IP et FQDN, nom</text:p>
      <text:p text:style-name="P39">de domaines via le protocole DNS</text:p>
      <text:p text:style-name="P40">• Host Name</text:p>
      <text:p text:style-name="P41">Nom d'hôte Local d'une machine et/ou nom d’hôte DNS</text:p>
      <text:p text:style-name="P42">• Passerelle par défaut</text:p>
      <text:p text:style-name="P43">Passerelle / routeur vers laquelle seront dirigés les paquets dont le chemin vers</text:p>
      <text:p text:style-name="P44">la destination est inconnu. L'équivalent d'un panneau "toute directions"</text:p>
      <text:soft-page-break/>
      <text:p text:style-name="P45">• Passerelles supplémentaires</text:p>
      <text:p text:style-name="P46">Passerelles correspondant au chemin vers des réseaux connus.</text:p>
      <text:p text:style-name="P47">• Firewall</text:p>
      <text:p text:style-name="P48">Dispositif qui autorise/interdit le trafic réseau sur base de certains critères</text:p>
      <text:p text:style-name="P49">• Carte réseau :</text:p>
      <text:p text:style-name="P50">◦ Mac Address</text:p>
      <text:p text:style-name="P51">Adresse matérielle d'une interface Ethernet. Sur 48bits. La première</text:p>
      <text:p text:style-name="P52">partie correspond au constructeur. Se note en hexadécimal</text:p>
      <text:p text:style-name="P53">◦ Duplex :</text:p>
      <text:p text:style-name="Normal"><text:span text:style-name="T54">Half :</text:span><text:span text:style-name="T55"><text:s/></text:span><text:span text:style-name="T56">donnée circulent sur une paire de fils en UP/DOWN -&gt; 100Mb total</text:span></text:p>
      <text:p text:style-name="Normal"><text:span text:style-name="T57">Full :</text:span><text:span text:style-name="T58"><text:s/></text:span><text:span text:style-name="T59">une paire de fils pour les données en UP, une autre pour en DOWN -&gt;</text:span></text:p>
      <text:p text:style-name="P60">100Mb / direction</text:p>
      <text:p text:style-name="P61">◦ Débit :</text:p>
      <text:p text:style-name="P62">Nbre maximal de b/secondes qui peuvent circuler par une interface</text:p>
      <text:p text:style-name="P63"/>
      <text:p text:style-name="P64"/>
      <text:h text:style-name="P65" text:outline-level="1">Sources intéressantes :</text:h>
      <text:p text:style-name="Normal"/>
      <text:list text:style-name="LFO1" text:continue-numbering="true">
        <text:list-item>
          <text:p text:style-name="P66"><text:a xlink:href="https://www.it-connect.fr/comprendre-les-differents-types-de-reseaux-virtualbox/#IV_VirtualBox_et_le_mode_Host-Only" office:target-frame-name="_top" xlink:show="replace"><text:span text:style-name="Lienhypertexte">https://www.it-connect.fr/comprendre-les-differents-types-de-reseaux-virtualbox/#IV_VirtualBox_et_le_mode_Host-Only</text:span></text:a></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rian Michaux</meta:initial-creator>
    <dc:creator>Dorian Michaux</dc:creator>
    <meta:creation-date>2023-09-21T17:59:00Z</meta:creation-date>
    <dc:date>2023-09-21T19:07:00Z</dc:date>
    <meta:template xlink:href="Normal.dotm" xlink:type="simple"/>
    <meta:editing-cycles>13</meta:editing-cycles>
    <meta:editing-duration>PT2580S</meta:editing-duration>
    <meta:document-statistic meta:page-count="3" meta:paragraph-count="9" meta:word-count="716" meta:character-count="4648" meta:row-count="32" meta:non-whitespace-character-count="3941"/>
  </office:meta>
</office:document-meta>
</file>